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Georgia1" svg:font-family="Georgia" style:font-family-generic="roman"/>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officeooo:paragraph-rsid="00065684"/>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officeooo:paragraph-rsid="0006b2b7"/>
    </style:style>
    <style:style style:name="P4" style:family="paragraph" style:parent-style-name="Standard">
      <style:text-properties style:font-name="Georgia" fo:font-size="10pt" officeooo:paragraph-rsid="00065684" style:font-size-asian="10pt" style:font-size-complex="10pt"/>
    </style:style>
    <style:style style:name="P5" style:family="paragraph" style:parent-style-name="Standard">
      <style:text-properties style:font-name="Georgia" fo:font-size="10pt" officeooo:paragraph-rsid="0006b2b7" style:font-size-asian="10pt" style:font-size-complex="10pt"/>
    </style:style>
    <style:style style:name="P6" style:family="paragraph" style:parent-style-name="Standard">
      <style:text-properties officeooo:paragraph-rsid="0006b2b7" fo:background-color="#ffcc99"/>
    </style:style>
    <style:style style:name="P7" style:family="paragraph" style:parent-style-name="Standard">
      <style:text-properties officeooo:paragraph-rsid="0007fe29"/>
    </style:style>
    <style:style style:name="P8" style:family="paragraph" style:parent-style-name="Standard" style:master-page-name="Standard">
      <style:paragraph-properties style:page-number="auto"/>
      <style:text-properties style:font-name="Georgia1" fo:font-size="10pt" officeooo:rsid="00065684" officeooo:paragraph-rsid="00065684" style:font-size-asian="10pt"/>
    </style:style>
    <style:style style:name="P9" style:family="paragraph" style:parent-style-name="Standard">
      <style:text-properties style:font-name="Georgia1" fo:font-size="10pt" officeooo:rsid="00065684" officeooo:paragraph-rsid="00065684" style:font-size-asian="10pt"/>
    </style:style>
    <style:style style:name="P10" style:family="paragraph" style:parent-style-name="Standard">
      <style:text-properties style:font-name="Georgia1" fo:font-size="10pt" officeooo:rsid="0007fe29" officeooo:paragraph-rsid="0007fe29" style:font-size-asian="10pt"/>
    </style:style>
    <style:style style:name="P11" style:family="paragraph" style:parent-style-name="Standard">
      <style:paragraph-properties fo:text-align="start" style:justify-single-word="false"/>
      <style:text-properties style:font-name="Georgia1" fo:font-size="10pt" style:font-size-asian="10pt"/>
    </style:style>
    <style:style style:name="P12" style:family="paragraph" style:parent-style-name="Standard">
      <style:paragraph-properties fo:text-align="start" style:justify-single-word="false"/>
      <style:text-properties style:font-name="Georgia1" fo:font-size="10pt" officeooo:rsid="0006b2b7" officeooo:paragraph-rsid="0006b2b7" style:font-size-asian="10pt"/>
    </style:style>
    <style:style style:name="P13" style:family="paragraph" style:parent-style-name="Standard">
      <style:text-properties style:font-name="Georgia1" fo:font-size="10pt" officeooo:rsid="00065684" officeooo:paragraph-rsid="0006b2b7" fo:background-color="#ffcc99" style:font-size-asian="10pt"/>
    </style:style>
    <style:style style:name="P14" style:family="paragraph" style:parent-style-name="Standard">
      <style:text-properties style:font-name="Georgia1" fo:font-size="10pt" officeooo:rsid="00065684" officeooo:paragraph-rsid="00065684" fo:background-color="#ffff00" style:font-size-asian="10pt"/>
    </style:style>
    <style:style style:name="P15" style:family="paragraph" style:parent-style-name="Standard">
      <style:text-properties style:font-name="Georgia" fo:font-size="10pt" officeooo:rsid="00065684" officeooo:paragraph-rsid="00065684" style:font-size-asian="10pt" style:font-size-complex="10pt"/>
    </style:style>
    <style:style style:name="P16" style:family="paragraph" style:parent-style-name="Standard">
      <style:text-properties style:font-name="Georgia" fo:font-size="10pt" officeooo:rsid="0006b2b7" officeooo:paragraph-rsid="0006b2b7" style:font-size-asian="10pt" style:font-size-complex="10pt"/>
    </style:style>
    <style:style style:name="P17" style:family="paragraph" style:parent-style-name="Standard">
      <style:text-properties style:font-name="Georgia" fo:font-size="10pt" officeooo:rsid="0006b2b7" officeooo:paragraph-rsid="000cbad9" style:font-size-asian="10pt" style:font-size-complex="10pt"/>
    </style:style>
    <style:style style:name="T1" style:family="text">
      <style:text-properties officeooo:rsid="00065684"/>
    </style:style>
    <style:style style:name="T2" style:family="text">
      <style:text-properties style:font-name="Georgia1" fo:font-size="10pt" style:font-size-asian="10pt"/>
    </style:style>
    <style:style style:name="T3" style:family="text">
      <style:text-properties style:font-name="Georgia1" fo:font-size="10pt" officeooo:rsid="00065684" style:font-size-asian="10pt"/>
    </style:style>
    <style:style style:name="T4" style:family="text">
      <style:text-properties style:font-name="Georgia1" fo:font-size="10pt" officeooo:rsid="0006b2b7" style:font-size-asian="10pt" style:font-size-complex="10pt"/>
    </style:style>
    <style:style style:name="T5" style:family="text">
      <style:text-properties style:font-name="Georgia1" fo:font-size="10pt" officeooo:rsid="0006b2b7" style:font-size-asian="10pt"/>
    </style:style>
    <style:style style:name="T6" style:family="text">
      <style:text-properties style:font-name="Georgia1" fo:font-size="10pt" officeooo:rsid="0007fe29" style:font-size-asian="10pt"/>
    </style:style>
    <style:style style:name="T7" style:family="text">
      <style:text-properties style:font-name="Georgia1" fo:font-size="10pt" fo:font-weight="bold" style:font-size-asian="10pt" style:font-weight-asian="bold" style:font-weight-complex="bold"/>
    </style:style>
    <style:style style:name="T8" style:family="text">
      <style:text-properties style:font-name="Georgia1" fo:font-size="10pt" fo:font-weight="bold" officeooo:rsid="00065684" style:font-size-asian="10pt" style:font-weight-asian="bold" style:font-weight-complex="bold"/>
    </style:style>
    <style:style style:name="T9" style:family="text">
      <style:text-properties style:font-name="Georgia1" fo:font-size="10pt" fo:font-weight="bold" officeooo:rsid="0006b2b7" style:font-size-asian="10pt" style:font-weight-asian="bold" style:font-weight-complex="bold"/>
    </style:style>
    <style:style style:name="T10" style:family="text">
      <style:text-properties style:font-name="Georgia1" fo:font-size="10pt" fo:font-weight="bold" officeooo:rsid="0007fe29" style:font-size-asian="10pt" style:font-weight-asian="bold" style:font-weight-complex="bold"/>
    </style:style>
    <style:style style:name="T11" style:family="text">
      <style:text-properties style:font-name="Georgia1" fo:font-size="10pt" fo:font-weight="bold" officeooo:rsid="0007fe29" fo:background-color="#ffff00" style:font-size-asian="10pt" style:font-weight-asian="bold" style:font-weight-complex="bold"/>
    </style:style>
    <style:style style:name="T12" style:family="text">
      <style:text-properties style:font-name="Georgia1" fo:font-size="10pt" officeooo:rsid="00065684" fo:background-color="#ffff00" style:font-size-asian="10pt"/>
    </style:style>
    <style:style style:name="T13" style:family="text">
      <style:text-properties style:font-name="Georgia1" fo:font-size="10pt" officeooo:rsid="0007fe29" fo:background-color="#ffff00" style:font-size-asian="10pt"/>
    </style:style>
    <style:style style:name="T14" style:family="text">
      <style:text-properties style:font-name="Georgia1" fo:font-size="10pt" fo:font-weight="normal" officeooo:rsid="00065684" fo:background-color="#00ff00" style:font-size-asian="10pt" style:font-weight-asian="normal" style:font-weight-complex="normal"/>
    </style:style>
    <style:style style:name="T15" style:family="text">
      <style:text-properties style:font-name="Georgia1" fo:font-size="10pt" fo:font-weight="normal" officeooo:rsid="00065684" style:font-size-asian="10pt" style:font-weight-asian="normal" style:font-weight-complex="normal"/>
    </style:style>
    <style:style style:name="T16" style:family="text">
      <style:text-properties style:font-name="Georgia1" fo:font-size="10pt" fo:font-weight="normal" officeooo:rsid="0006b2b7" style:font-size-asian="10pt" style:font-weight-asian="normal" style:font-weight-complex="normal"/>
    </style:style>
    <style:style style:name="T17" style:family="text">
      <style:text-properties style:font-name="Georgia1" fo:font-size="10pt" fo:background-color="#00ff00" style:font-size-asian="10pt"/>
    </style:style>
    <style:style style:name="T18" style:family="text">
      <style:text-properties style:font-name="Georgia1" fo:font-size="10pt" officeooo:rsid="00065684" fo:background-color="#00ff00" style:font-size-asian="10pt"/>
    </style:style>
    <style:style style:name="T19" style:family="text">
      <style:text-properties style:font-name="Georgia1" fo:font-size="10pt" officeooo:rsid="0007fe29" fo:background-color="#00ff00" style:font-size-asian="10pt"/>
    </style:style>
    <style:style style:name="T20" style:family="text">
      <style:text-properties fo:font-weight="bold" officeooo:rsid="00065684" style:font-weight-asian="bold" style:font-weight-complex="bold"/>
    </style:style>
    <style:style style:name="T21" style:family="text">
      <style:text-properties fo:font-weight="bold" officeooo:rsid="0006b2b7" style:font-weight-asian="bold" style:font-weight-complex="bold"/>
    </style:style>
    <style:style style:name="T22" style:family="text">
      <style:text-properties fo:font-weight="bold" officeooo:rsid="000cbad9" style:font-weight-asian="bold" style:font-weight-complex="bold"/>
    </style:style>
    <style:style style:name="T23" style:family="text">
      <style:text-properties officeooo:rsid="00065684" fo:background-color="#ffff00"/>
    </style:style>
    <style:style style:name="T24" style:family="text">
      <style:text-properties officeooo:rsid="0006b2b7" fo:background-color="#ffff00"/>
    </style:style>
    <style:style style:name="T25" style:family="text">
      <style:text-properties officeooo:rsid="00065684" fo:background-color="#00ff00"/>
    </style:style>
    <style:style style:name="T26" style:family="text">
      <style:text-properties officeooo:rsid="0006b2b7"/>
    </style:style>
    <style:style style:name="T27" style:family="text">
      <style:text-properties officeooo:rsid="000cbad9"/>
    </style:style>
    <style:style style:name="T28" style:family="text">
      <style:text-properties officeooo:rsid="000e2b0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US Government Cycle. </text:p>
      <text:p text:style-name="P9"/>
      <text:p text:style-name="P10">pg. 10</text:p>
      <text:p text:style-name="P7"><text:span text:style-name="T13">In 1917, when the </text:span><text:span text:style-name="T11">United States</text:span><text:span text:style-name="T13"> entered the World War</text:span><text:span text:style-name="T6">, </text:span><text:span text:style-name="T10">young</text:span><text:span text:style-name="T6"> </text:span><text:span text:style-name="T10">Robert</text:span><text:span text:style-name="T6"> was</text:span><text:span text:style-name="T19"> eleven years old</text:span><text:span text:style-name="T6">. He had great ambitions to join the Army and go to the war. His older brother Ralph joined the Army. </text:span><text:span text:style-name="T10">Young Robert</text:span><text:span text:style-name="T6"> said that if he could not go and fight for </text:span><text:span text:style-name="T10">his country</text:span><text:span text:style-name="T6"> he would stay at home [Texarkana] and work on a patent which would help them to win the war. He did not agree or get along with his older brother and was glad when he had gone away to war. His parents were still in poor circumstances but they could not induce </text:span><text:span text:style-name="T10">young Robert</text:span><text:span text:style-name="T6"> to do any work on the farm. He continued to tinker around and work with his father’s tools, trying to make a </text:span><text:span text:style-name="T10">bicycle</text:span><text:span text:style-name="T6"> which he could </text:span><text:span text:style-name="T10">ride upon the water</text:span><text:span text:style-name="T6"> in the lake nearby. He tried various kinds of lumber to build wheels for the bicycle but none of them worked successfully. <text:s/>Finally his mother suggested that he use thin </text:span><text:span text:style-name="T10">cedar</text:span><text:span text:style-name="T6"> boards because cedar was durable in the water, was light and would float easily. He finally succeeded in building the </text:span><text:span text:style-name="T10">wheels</text:span><text:span text:style-name="T6"> out of </text:span><text:span text:style-name="T10">cedar</text:span><text:span text:style-name="T6"> and after heating pine rosin hot and pouring it into the cracks, he was able to ride successfully across the lake, but in a </text:span><text:span text:style-name="T19">short time</text:span><text:span text:style-name="T6"> the wheels sprung a leak and the bicycle sunk with him in the lake, but he swam out and brought the bicycle with him.</text:span></text:p>
      <text:p text:style-name="P10"/>
      <text:p text:style-name="P7"><text:span text:style-name="T6">Bobbie was not the kind to be discouraged by obstacles and later his ingenuity overcame the difficulties. After trying to put inner tubes from bicycle tires on the inside of the wheels of his water bicycle and failing again, he finally got some inner tubes from an </text:span><text:span text:style-name="T10">automobile</text:span><text:span text:style-name="T6"> and placed them inside his wooden wheels and pumped them up. When they were filled with air, they pushed against the wooden sides of the wheel, buoying up the wheel, and he was then able to ride his bicycle around over the lake without any trouble.</text:span></text:p>
      <text:p text:style-name="P10"/>
      <text:p text:style-name="P7"><text:span text:style-name="T6">His mother was very proud of him and said “</text:span><text:span text:style-name="T10">Bobbie</text:span><text:span text:style-name="T6">, one day your dream of becoming a great inventor will he realized. You have not been wasting your time tinkering around with your father’s tools trying to make things.” His brother, Ralph, continued to call him “Fool Bobbie” and “Mother’s dream”; said he would never amount to anything because he wouldn’t work on the farm like the rest of them. Bobbie always found a willing listener in his mother. She helped him with his studies in school and encouraged him in every way and showed that she </text:span><text:span text:style-name="T10">believed</text:span><text:span text:style-name="T6"> in him and had </text:span><text:span text:style-name="T10">faith</text:span><text:span text:style-name="T6"> that </text:span><text:span text:style-name="T19">one day </text:span><text:span text:style-name="T6">he would be a great man. This encouraged him to do greater things.</text:span></text:p>
      <text:p text:style-name="P9"/>
      <text:p text:style-name="P7"><text:span text:style-name="T6">The success with the water bicycle had kindled his ambition and created a desire to complete other inventions that he had in mind. He told his mother of a dream he had of a </text:span><text:span text:style-name="T10">white-winged bird</text:span><text:span text:style-name="T6"> that </text:span><text:span text:style-name="T10">flew across the ocean thru the air</text:span><text:span text:style-name="T6">; that he was riding the </text:span><text:span text:style-name="T10">bird</text:span><text:span text:style-name="T6"> and that he received a great </text:span><text:span text:style-name="T10">triumph</text:span><text:span text:style-name="T6"> and </text:span><text:span text:style-name="T10">reception</text:span><text:span text:style-name="T6"> when he visited the foreign countries, and how </text:span><text:span text:style-name="T10">his own people</text:span><text:span text:style-name="T6"> received him in great </text:span><text:span text:style-name="T10">glory</text:span><text:span text:style-name="T6"> when he returned. His father called these stories “pipe dreams,” but his mother took great interest in them and always encouraged him. Robert talked very little to his father or brother but always went to his mother and talked over things and confided in her. She encour</text:span><text:span text:style-name="T10">aged</text:span><text:span text:style-name="T6"> him because she felt that he was an answer to her prayer, after her eldest son had died, -- that God might give her another son who would live and that she might have her desires and </text:span><text:span text:style-name="T10">hopes</text:span><text:span text:style-name="T6"> realized which were lost thru the death of her eldest son.</text:span></text:p>
      <text:p text:style-name="P10"/>
      <text:p text:style-name="P9">pg. 50-51</text:p>
      <text:p text:style-name="P1"><text:span text:style-name="T3"><text:s/>As for the likeness of their faces, they four had the face of a man, and the face of a lion on the right side; and they four had the face of an ox on the left side; they four also had the face of an </text:span><text:span text:style-name="T8">eagle</text:span><text:span text:style-name="T3">.</text:span></text:p>
      <text:p text:style-name="P9"/>
      <text:p text:style-name="P9">pg. 53</text:p>
      <text:p text:style-name="P1"><text:span text:style-name="T3"><text:s/>Robert felt sure that it was an airplane which Ezekiel was talking about and which was going to be made in the future. He thought the one referred to with "the face of an </text:span><text:span text:style-name="T8">eagle</text:span><text:span text:style-name="T3">" referred to the </text:span><text:span text:style-name="T8">United States Government</text:span><text:span text:style-name="T3">. <text:s/>He hoped to build some day and help win the great war in the air and make peace when the days of the "End" come and the great air battles would be fought.</text:span></text:p>
      <text:p text:style-name="P9"/>
      <text:p text:style-name="P9">pg. 54</text:p>
      <text:p text:style-name="P9"><text:s/>Ezekiel 17: 3 and 7:</text:p>
      <text:p text:style-name="P1"><text:soft-page-break/><text:span text:style-name="T3">And say, Thus saith the Lord God, A great </text:span><text:span text:style-name="T8">eagle</text:span><text:span text:style-name="T3"> with great wings, long-winged, full of feathers, which had </text:span><text:span text:style-name="T8">divers colours</text:span><text:span text:style-name="T3">, came unto </text:span><text:span text:style-name="T8">Lebanon</text:span><text:span text:style-name="T3">, and took the highest branch of the </text:span><text:span text:style-name="T8">cedar</text:span><text:span text:style-name="T3">: There was also another great eagle with great wings and many feathers; and, behold, this </text:span><text:span text:style-name="T8">vine</text:span><text:span text:style-name="T3"> did bend her roots toward him, and shot forth her branches toward him, that he might water it by the furrows of her plantation.</text:span></text:p>
      <text:p text:style-name="P9"/>
      <text:p text:style-name="P9">pg. 73</text:p>
      <text:p text:style-name="P7"><text:span text:style-name="T6">the </text:span><text:span text:style-name="T10">United States </text:span><text:span text:style-name="T6">will be in great jeopardy, but will finally win out. So you see, my object in speculating is not a selfish motive altogether, but to help others and to help my country.</text:span></text:p>
      <text:p text:style-name="P10"/>
      <text:p text:style-name="P9"><text:s/>Ezekiel 17: 3 --</text:p>
      <text:p text:style-name="P1"><text:span text:style-name="T3">"And say, thus saith the Lord God, A great </text:span><text:span text:style-name="T8">eagle</text:span><text:span text:style-name="T3"> with great wings, long-winged, full of feathers, which had </text:span><text:span text:style-name="T8">divers colours</text:span><text:span text:style-name="T3">, came unto </text:span><text:span text:style-name="T8">Lebanon</text:span><text:span text:style-name="T3">, and took the highest branch of the </text:span><text:span text:style-name="T8">cedar</text:span><text:span text:style-name="T3">":</text:span></text:p>
      <text:p text:style-name="P9"/>
      <text:p text:style-name="P6"><text:span text:style-name="T3">Connection to verse quoted again: <text:s/></text:span><text:span text:style-name="T5">pg. 54, 73, 369.</text:span></text:p>
      <text:p text:style-name="P6"><text:span text:style-name="T3">pg. 73 <text:s/>- pg. 54 = </text:span><text:span text:style-name="T18">19</text:span><text:span text:style-name="T3">.</text:span></text:p>
      <text:p text:style-name="P13"/>
      <text:p text:style-name="P9"/>
      <text:p text:style-name="P9">pg. 108</text:p>
      <text:p text:style-name="P14">May 28, 1927</text:p>
      <text:p text:style-name="P1"><text:span text:style-name="T3"><text:s/>As the train rolled across the </text:span><text:span text:style-name="T8">plains of Texas</text:span><text:span text:style-name="T3"> and Robert watched the </text:span><text:span text:style-name="T12">sun setting </text:span><text:span text:style-name="T3">across the </text:span><text:span text:style-name="T8">prairies</text:span><text:span text:style-name="T3"> on that </text:span><text:span text:style-name="T12">Saturday afternoon</text:span><text:span text:style-name="T3">, he dreamed of the day when he, </text:span><text:span text:style-name="T8">like Lindbergh</text:span><text:span text:style-name="T3">, would cross the country in his great airplane. He could think of nothing else but Lindbergh's great flight and what it meant to the world. He realized that Ezekiel's prophecy of that war which was to come and be fought in the air, was coming true, and the great plane described by Ezekiel, the</text:span><text:span text:style-name="T8"> eagle with wheel within a wheel</text:span><text:span text:style-name="T3">, would </text:span><text:span text:style-name="T14">one day</text:span><text:span text:style-name="T15"> </text:span><text:span text:style-name="T3">become a reality. <text:s/>He could now see the possibilities of his dream being fulfilled and he was sure of success.</text:span></text:p>
      <text:p text:style-name="P9"/>
      <text:p text:style-name="P1"><text:span text:style-name="T3">On the </text:span><text:span text:style-name="T12">afternoon of May 28th</text:span><text:span text:style-name="T3">, Robert boarded a train for </text:span><text:span text:style-name="T8">Sherman, Texas</text:span><text:span text:style-name="T3">, with the lightest heart that he had ever experienced in his life. Now that his dream was really going to be realized, he was never so happy. He figured that with the money he had made and with Marie's money, and the </text:span><text:span text:style-name="T18">$10,000.00</text:span><text:span text:style-name="T3"> which Mr.Kennelworth was going to give them, he would have about </text:span><text:span text:style-name="T18">$18,000.00</text:span><text:span text:style-name="T3"> which would give him capital to continue to speculate in the market and money for his plans on his great airplane.</text:span></text:p>
      <text:p text:style-name="P4"/>
      <text:p text:style-name="P4"><text:span text:style-name="T1">Marie welcomed him with enthusiasm and </text:span><text:span text:style-name="T20">open arms</text:span><text:span text:style-name="T1">. <text:s/>She was so proud of him and so happy that he made good in the market. He had been so thoughtful to buy cotton and corn for her and sold out the corn with </text:span><text:span text:style-name="T25">$1,100.00</text:span><text:span text:style-name="T1"> profit. She told Robert that he was a wonder that he was one of the greatest young men in the world and a genius, and that he would be a greater man than </text:span><text:span text:style-name="T20">Lindbergh</text:span><text:span text:style-name="T1"> when he was as old as </text:span><text:span text:style-name="T20">Lindbergh</text:span><text:span text:style-name="T1">.</text:span></text:p>
      <text:p text:style-name="P15"/>
      <text:p text:style-name="P4"><text:span text:style-name="T1">Robert said that on </text:span><text:span text:style-name="T23">June 9th</text:span><text:span text:style-name="T1">, he would be </text:span><text:span text:style-name="T25">21 years of age</text:span><text:span text:style-name="T1">, and on </text:span><text:span text:style-name="T25">that day</text:span><text:span text:style-name="T1"> he wanted to be </text:span><text:span text:style-name="T20">married</text:span><text:span text:style-name="T1"> and start on his career as a real </text:span><text:span text:style-name="T20">man</text:span><text:span text:style-name="T1">. He wanted to go back to Texarkana after the holidays, wind up his affairs and get ready to go to New York. Wanted her to go with him, starting </text:span><text:span text:style-name="T23">Saturday, June 4th</text:span><text:span text:style-name="T1">, so they would arrive on</text:span><text:span text:style-name="T23"> Sunday, June 5th</text:span><text:span text:style-name="T1">, in</text:span><text:span text:style-name="T20"> St. Louis</text:span><text:span text:style-name="T1">, be married, and proceed immediately to New York. He asked Marie what she thought about going to her father, telling him he had now made good and had enough money to start out, and ask his consent to their marriage. <text:s/>Marie said that it was useless; that her father would never consent to her leaving school and being married, no matter how much money the man she was going to marry had to take care of her. Her father was bent on her finishing her education and she knew it would be a </text:span><text:span text:style-name="T20">hopeless case</text:span><text:span text:style-name="T1">. There was no use talking about it.</text:span></text:p>
      <text:p text:style-name="P15"/>
      <text:p text:style-name="P15"/>
      <text:p text:style-name="P4"><text:span text:style-name="T1">pg. 189-</text:span><text:span text:style-name="T25">190</text:span></text:p>
      <text:p text:style-name="P15">Robert quoted Daniel 2: 22:</text:p>
      <text:p text:style-name="P15"/>
      <text:p text:style-name="P4"><text:span text:style-name="T1">“He revealeth the </text:span><text:span text:style-name="T20">deep</text:span><text:span text:style-name="T1"> and secret things. He knoweth what is in the </text:span><text:span text:style-name="T20">darkness</text:span><text:span text:style-name="T1"> and the </text:span><text:span text:style-name="T20">light</text:span><text:span text:style-name="T1"> </text:span><text:soft-page-break/><text:span text:style-name="T1">dwelleth within him. A </text:span><text:span text:style-name="T20">kingdom</text:span><text:span text:style-name="T1"> which shall never be destroyed, consume all other kingdoms and stand forever.”</text:span></text:p>
      <text:p text:style-name="P15"/>
      <text:p text:style-name="P4"><text:span text:style-name="T1">He said that when the day came when men were ruled by the law of love and understood each other, a </text:span><text:span text:style-name="T20">kingdom</text:span><text:span text:style-name="T1"> would be established that would never be destroyed, and that it would consume all other kingdoms. Robert believed that the </text:span><text:span text:style-name="T20">United States</text:span><text:span text:style-name="T1">, the land of </text:span><text:span text:style-name="T20">liberty</text:span><text:span text:style-name="T1">, was created never to be destroyed, and that it would eventually consume all other nations and rule by the law of </text:span><text:span text:style-name="T20">love</text:span><text:span text:style-name="T1"> and </text:span><text:span text:style-name="T20">justice</text:span><text:span text:style-name="T1">, that it was God’s will that it become the most prosperous country and the </text:span><text:span text:style-name="T20">banking</text:span><text:span text:style-name="T1"> nation of the world. Believed that the nation referred to in Psalms 147: 20 was the United States:</text:span></text:p>
      <text:p text:style-name="P15"/>
      <text:p text:style-name="P4"><text:span text:style-name="T1">“He hath not dealt so with any nation and as for his </text:span><text:span text:style-name="T20">judgments</text:span><text:span text:style-name="T1"> they have not known them. Praise ye the Lord.”</text:span></text:p>
      <text:p text:style-name="P15"/>
      <text:p text:style-name="P4"><text:span text:style-name="T1">Walter was not so enthusiastic and sure about the power of Love as Robert. You can never tell what a </text:span><text:span text:style-name="T20">woman</text:span><text:span text:style-name="T1"> will do, he said and referred to Proverbs 30: 18 and 19:</text:span></text:p>
      <text:p text:style-name="P15"/>
      <text:p text:style-name="P4"><text:span text:style-name="T1">“There be </text:span><text:span text:style-name="T25">three</text:span><text:span text:style-name="T1"> things which are too wonderful for me. Yea, </text:span><text:span text:style-name="T25">four</text:span><text:span text:style-name="T1"> which I know not, -- </text:span></text:p>
      <text:p text:style-name="P4"><text:span text:style-name="T1">1) the way of an </text:span><text:span text:style-name="T20">eagle</text:span><text:span text:style-name="T1"> in the air, </text:span></text:p>
      <text:p text:style-name="P4"><text:span text:style-name="T1">2) the way of a </text:span><text:span text:style-name="T20">serpent</text:span><text:span text:style-name="T1"> upon a rock, </text:span></text:p>
      <text:p text:style-name="P4"><text:span text:style-name="T1">3) the way of a </text:span><text:span text:style-name="T20">ship</text:span><text:span text:style-name="T1"> in the midst of a sea, and</text:span></text:p>
      <text:p text:style-name="P4"><text:span text:style-name="T1">4) the way of a </text:span><text:span text:style-name="T20">man</text:span><text:span text:style-name="T1"> with a maid.”</text:span></text:p>
      <text:p text:style-name="P15"/>
      <text:p text:style-name="P16">pg. 243-244</text:p>
      <text:p text:style-name="P5"><text:span text:style-name="T26">Aviators' Costume Ball at Hotel Lafayette (in </text:span><text:span text:style-name="T21">Paris</text:span><text:span text:style-name="T26">) that night:</text:span></text:p>
      <text:p text:style-name="P5"><text:span text:style-name="T26">When they arrived at the hotel and entered the ballroom, Robert's friends, who knew of his great fame in New York and his success in speculative markets, were anxious to introduce him to the prominent men and women of Paris. Aviators were there from all over the world. They had come for the great convention. Each country was competing for the grand prize for the most efficient airplane and the best one suited for war purposes. <text:s/>They asked Robert if he did not have a plane to enter or if he could not demonstrate something with "The St. Marie." He told them that his health was not good and that he was not interested in entering a plane at this time. The ballroom was decorated with everything connected with airplanes. Miniature planes were flying around the room, circling up and down from the ceilings. It was a gorgeous display and while it was dazzling to others, Robert paid very little attention to it. His friends, in order to please him and get him interested, had the </text:span><text:span text:style-name="T21">radio tuned into</text:span><text:span text:style-name="T26"> </text:span><text:span text:style-name="T21">New York </text:span><text:span text:style-name="T26">and were getting music from the Biltmore. The dance started. <text:s/>Robert watched but was very little interested. His friends invited him to dance but he refused. He had no thoughts of anything but Marie. As he was sitting, watching the dancers whirl around the floor, suddenly he looked across the hall and again he saw </text:span><text:span text:style-name="T21">Marie dressed like an eagle, queen of the air.</text:span><text:span text:style-name="T26"> He made a mad rush thru the crowd to the other side of the hall and when he got there, he could see no Marie. The ordeal was too much for him. He fell unconscious on the floor. <text:s/>Friends rushed to his assistance and after reviving him, he explained to them that he had seen Marie again and asked them to find her and bring her to him. After investigation, they told him that there was no one there by that name and that none of the ladies had left the ballroom. They brought them all before him and introduced him, but Marie was not among them. Robert was not only sick at heart but sick physically, and his friends realized it and called a nerve specialist, Dr. <text:s/>Descartes. <text:s/>Robert explained what had happened, about meeting Marie on the street and about seeing her at the ball, altho he said nothing about the mysterious letter to the Doctor. The Doctor, after examining him, told his friends he thought that he was suffering from mental delusions -- that he had probably had this woman on his mind so long and after </text:span><text:span text:style-name="T21">dreaming he had met her on a street in Paris</text:span><text:span text:style-name="T26">, had hoped so strongly that he would meet her, he had brought himself to believe that she was there and had really thought that he had seen her, both on the street and in the ballroom, but it was probably an </text:span><text:span text:style-name="T21">optical delusion</text:span><text:span text:style-name="T26"> and after he got better he would realize that he hadn't seen Marie.</text:span></text:p>
      <text:p text:style-name="P16"/>
      <text:p text:style-name="P16">pg. 308</text:p>
      <text:p text:style-name="P5"><text:span text:style-name="T26">In</text:span><text:span text:style-name="T24"> May, 1931, </text:span><text:span text:style-name="T26">England, Germany, Italy and Austria joined forces against the United States. The </text:span><text:soft-page-break/><text:span text:style-name="T26">wealth of the United States had caused so much jealousy that it now began to look as tho </text:span><text:span text:style-name="T21">Uncle Sam</text:span><text:span text:style-name="T26"> were a</text:span><text:span text:style-name="T21"> lone eagle </text:span><text:span text:style-name="T26">against the world. England began to land her forces and establish a base in Canada, and the War Council, knowing that England would attack the Eastern Coast, made all preparations to try to protect the Northern border and the Eastern Coast, withdrawing forces from other strategic points to try to protect the North and the Eastern part of the United States.</text:span></text:p>
      <text:p text:style-name="P16"/>
      <text:p text:style-name="P16"/>
      <text:p text:style-name="P17"><text:span text:style-name="T27">pg. 340.</text:span></text:p>
      <text:p text:style-name="P17"><text:span text:style-name="T27">"He is one of the ablest inventors that the United States has. The fact that he has been placed in command means that he must have made some great discovery or new invention which has inspired the United States with confidence of winning the war. While we have all the advantage in numbers, both in men, ships and ammunition, and to all appearance the United States is hopelessly crippled and will not be able to hold out much longer, one new invention by this man Gordon may mean our defeat. It is my opinion that the facories in Detroit, Michigan, have been working on some of his new discoveries. Our next attack should be directed at Detroit. We should capture that city and destroy the </text:span><text:span text:style-name="T22">fact</text:span><text:span text:style-name="T27">ories of the big </text:span><text:span text:style-name="T22">automobile</text:span><text:span text:style-name="T27"> concerns and other manu</text:span><text:span text:style-name="T22">fact</text:span><text:span text:style-name="T27">uring concerns there. All of these manu</text:span><text:span text:style-name="T22">fact</text:span><text:span text:style-name="T27">uring concerns have long since been commandeered by the</text:span><text:span text:style-name="T22"> United States Government</text:span><text:span text:style-name="T27"> and are working on war weapons and ammunition."</text:span></text:p>
      <text:p text:style-name="P17"><text:span text:style-name="T27"/></text:p>
      <text:p text:style-name="P17"><text:span text:style-name="T27">pg. 341.</text:span><text:span text:style-name="T28"> <text:s text:c="80"/></text:span></text:p>
      <text:p text:style-name="P17"><text:span text:style-name="T27">Henry Motor Company of Detroit.</text:span></text:p>
      <text:p text:style-name="P17"><text:span text:style-name="T27"/></text:p>
      <text:p text:style-name="P16">pg. 369</text:p>
      <text:p text:style-name="P2"><text:span text:style-name="T4"><text:s/>Then he read </text:span><text:span text:style-name="T2">Chapter 17: 3: "Thus saith the Lord God, A great</text:span><text:span text:style-name="T5"> </text:span><text:span text:style-name="T7">eagle</text:span><text:span text:style-name="T2"> with great wings, long-winged, full of feathers,</text:span><text:span text:style-name="T5"> </text:span><text:span text:style-name="T2">which had </text:span><text:span text:style-name="T7">divers colours</text:span><text:span text:style-name="T2">, came unto </text:span><text:span text:style-name="T7">Lebanon</text:span><text:span text:style-name="T2">, and took</text:span><text:span text:style-name="T5"> </text:span><text:span text:style-name="T2">the highest branch of the </text:span><text:span text:style-name="T7">cedar</text:span><text:span text:style-name="T2">." This referred to</text:span><text:span text:style-name="T5"> </text:span><text:span text:style-name="T7">Uncle Sam,</text:span><text:span text:style-name="T2"> the great </text:span><text:span text:style-name="T7">eagle</text:span><text:span text:style-name="T2"> that was winning the war.</text:span><text:span text:style-name="T5"> </text:span><text:span text:style-name="T2">The </text:span><text:span text:style-name="T7">cedar</text:span><text:span text:style-name="T2"> referred to the tall building of </text:span><text:span text:style-name="T17">110 stories</text:span><text:span text:style-name="T5"> </text:span><text:span text:style-name="T2">where Supreme Commander Gordon now had his </text:span><text:span text:style-name="T7">headquarters</text:span><text:span text:style-name="T2">.</text:span></text:p>
      <text:p text:style-name="P11"/>
      <text:p text:style-name="P3"><text:span text:style-name="T5">He next read Ezekiel 31: 4: "The waters made him great, the </text:span><text:span text:style-name="T16">deep</text:span><text:span text:style-name="T5"> set him up on high with her rivers running round about his plants, and sent out her little rivers unto all the trees of the field." He knew that this referred to </text:span><text:span text:style-name="T9">England</text:span><text:span text:style-name="T5"> when she had been the mistress of the seas, but that </text:span><text:span text:style-name="T9">Uncle Sam</text:span><text:span text:style-name="T5"> had proved to be the </text:span><text:span text:style-name="T9">eagle</text:span><text:span text:style-name="T5"> of the air and would conquer all nations on the face of the earth.</text:span></text:p>
      <text:p text:style-name="P12"/>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Georgia1" svg:font-family="Georgia" style:font-family-generic="roman"/>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Ryan </meta:initial-creator>
    <meta:creation-date>2013-08-21T11:55:44</meta:creation-date>
    <dc:date>2014-03-20T22:19:51</dc:date>
    <dc:creator>Ryan </dc:creator>
    <meta:editing-duration>PT11H42M31S</meta:editing-duration>
    <meta:editing-cycles>8</meta:editing-cycles>
    <meta:generator>LibreOffice/3.6$Linux_X86_64 LibreOffice_project/360m1$Build-304</meta:generator>
    <meta:document-statistic meta:table-count="0" meta:image-count="0" meta:object-count="0" meta:page-count="4" meta:paragraph-count="48" meta:word-count="2578" meta:character-count="13849" meta:non-whitespace-character-count="11216"/>
  </office:meta>
</office:document-meta>
</file>